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0EA9123A93BBFD74AD6.png" manifest:media-type="image/png"/>
  <manifest:file-entry manifest:full-path="Pictures/10000000000003840000001C1682B7F12E3BFBF1.png" manifest:media-type="image/png"/>
  <manifest:file-entry manifest:full-path="Pictures/10000000000002BC000000EBD44EC2C8E895A706.png" manifest:media-type="image/png"/>
  <manifest:file-entry manifest:full-path="Pictures/10000201000003840000001D0047F856DD8D62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73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6cm" fo:min-width="19.0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6.223cm" svg:x="1cm" svg:y="7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666cm" svg:x="1cm" svg:y="13.8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589cm" svg:height="0.63cm" svg:x="1.001cm" svg:y="17.018cm">
          <draw:image xlink:href="Pictures/10000201000003840000001D0047F856DD8D6298.png" xlink:type="simple" xlink:show="embed" xlink:actuate="onLoad">
            <text:p/>
          </draw:image>
        </draw:frame>
        <draw:frame draw:style-name="gr3" draw:text-style-name="P2" draw:layer="layout" svg:width="19.589cm" svg:height="0.607cm" svg:x="1.032cm" svg:y="10.191cm">
          <draw:image xlink:href="Pictures/10000000000003840000001C1682B7F12E3BFBF1.png" xlink:type="simple" xlink:show="embed" xlink:actuate="onLoad">
            <text:p/>
          </draw:image>
        </draw:frame>
        <draw:frame draw:style-name="gr3" draw:text-style-name="P2" draw:layer="layout" svg:width="19.02cm" svg:height="6.189cm" svg:x="1.351cm" svg:y="20.7cm">
          <draw:image xlink:href="Pictures/10000000000002CF000000EA9123A93BBFD74AD6.png" xlink:type="simple" xlink:show="embed" xlink:actuate="onLoad">
            <text:p/>
          </draw:image>
        </draw:frame>
        <draw:frame draw:style-name="gr3" draw:text-style-name="P2" draw:layer="layout" svg:width="18.517cm" svg:height="6.215cm" svg:x="1.602cm" svg:y="1.087cm">
          <draw:image xlink:href="Pictures/10000000000002BC000000EBD44EC2C8E895A7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6-09-01T06:27:53.975248785</dc:date>
    <meta:editing-duration>PT12M12S</meta:editing-duration>
    <meta:editing-cycles>2</meta:editing-cycles>
    <meta:generator>LibreOffice/5.2.0.4$Linux_X86_64 LibreOffice_project/20m0$Build-4</meta:generator>
    <meta:document-statistic meta:object-count="6"/>
  </office:meta>
</office:document-meta>
</file>